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1cm" svg:height="9.2cm" svg:x="0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Mujumdar</meta:initial-creator>
    <meta:creation-date>2015-11-21T12:34:19</meta:creation-date>
    <dc:date>2015-11-21T12:42:58</dc:date>
    <dc:creator>Alan Mujumdar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7" chart:maximum="1.01" chart:interval-major="0.01" chart:interval-minor-divisor="1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D$2:.$D$6" chart:error-lower-range="local-table.$C$2:.$C$6"/>
      <style:graphic-properties draw:stroke="none" draw:fill-color="#ffb515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  <style:graphic-properties svg:stroke-width="0.03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G$2:.$G$6" chart:error-lower-range="local-table.$F$2:.$F$6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9.201cm" xlink:href="." xlink:type="simple" chart:class="chart:bar" chart:style-name="ch1">
        <chart:legend chart:legend-position="top" svg:x="5.669cm" svg:y="0.688cm" style:legend-expansion="wide" chart:style-name="ch2"/>
        <chart:plot-area chart:style-name="ch3" chart:data-source-has-labels="both" svg:x="0.87cm" svg:y="1.654cm" svg:width="19.291cm" svg:height="6.943cm">
          <chartooo:coordinate-region svg:x="1.782cm" svg:y="1.853cm" svg:width="18.379cm" svg:height="6.09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6" chart:label-cell-address="local-table.$B$1" chart:class="chart:bar">
            <chart:error-indicator chart:style-name="ch7" chart:dimension="y"/>
            <chart:data-point chart:repeated="5"/>
          </chart:series>
          <chart:series chart:style-name="ch8" chart:values-cell-range-address="local-table.$E$2:.$E$6" chart:label-cell-address="local-table.$E$1" chart:class="chart:bar">
            <chart:error-indicator chart:style-name="ch7" chart:dimension="y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RI Directory Coherenc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ERI Time-Based Coherenc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Logic Utilization</text:p>
              </table:table-cell>
              <table:table-cell office:value-type="float" office:value="1">
                <text:p>1</text:p>
              </table:table-cell>
              <table:table-cell office:value-type="float" office:value="0.00550698920357696">
                <text:p>0.00550698920357696</text:p>
              </table:table-cell>
              <table:table-cell office:value-type="float" office:value="0.00711122377748058">
                <text:p>0.00711122377748058</text:p>
              </table:table-cell>
              <table:table-cell office:value-type="float" office:value="0.98755015597776">
                <text:p>0.98755015597776</text:p>
              </table:table-cell>
              <table:table-cell office:value-type="float" office:value="0.00550698920357696">
                <text:p>0.00550698920357696</text:p>
              </table:table-cell>
              <table:table-cell office:value-type="float" office:value="0.00711122377748058">
                <text:p>0.00711122377748058</text:p>
              </table:table-cell>
            </table:table-row>
            <table:table-row>
              <table:table-cell office:value-type="string">
                <text:p>Combinational ALUTs </text:p>
              </table:table-cell>
              <table:table-cell office:value-type="float" office:value="1">
                <text:p>1</text:p>
              </table:table-cell>
              <table:table-cell office:value-type="float" office:value="0.00122415745062941">
                <text:p>0.00122415745062941</text:p>
              </table:table-cell>
              <table:table-cell office:value-type="float" office:value="0.00191292029870553">
                <text:p>0.00191292029870553</text:p>
              </table:table-cell>
              <table:table-cell office:value-type="float" office:value="0.980324248356171">
                <text:p>0.980324248356171</text:p>
              </table:table-cell>
              <table:table-cell office:value-type="float" office:value="0.00122415745062941">
                <text:p>0.00122415745062941</text:p>
              </table:table-cell>
              <table:table-cell office:value-type="float" office:value="0.00191292029870553">
                <text:p>0.00191292029870553</text:p>
              </table:table-cell>
            </table:table-row>
            <table:table-row>
              <table:table-cell office:value-type="string">
                <text:p>Total Registers</text:p>
              </table:table-cell>
              <table:table-cell office:value-type="float" office:value="1">
                <text:p>1</text:p>
              </table:table-cell>
              <table:table-cell office:value-type="float" office:value="0.000339158093503703">
                <text:p>0.000339158093503703</text:p>
              </table:table-cell>
              <table:table-cell office:value-type="float" office:value="0.000546930619253836">
                <text:p>0.000546930619253836</text:p>
              </table:table-cell>
              <table:table-cell office:value-type="float" office:value="0.98747864984524">
                <text:p>0.98747864984524</text:p>
              </table:table-cell>
              <table:table-cell office:value-type="float" office:value="0.000339158093503703">
                <text:p>0.000339158093503703</text:p>
              </table:table-cell>
              <table:table-cell office:value-type="float" office:value="0.000546930619253836">
                <text:p>0.000546930619253836</text:p>
              </table:table-cell>
            </table:table-row>
            <table:table-row>
              <table:table-cell office:value-type="string">
                <text:p>Dedicated Registers </text:p>
              </table:table-cell>
              <table:table-cell office:value-type="float" office:value="1">
                <text:p>1</text:p>
              </table:table-cell>
              <table:table-cell office:value-type="float" office:value="0.000347379132044012">
                <text:p>0.000347379132044012</text:p>
              </table:table-cell>
              <table:table-cell office:value-type="float" office:value="0.000544124835148642">
                <text:p>0.000544124835148642</text:p>
              </table:table-cell>
              <table:table-cell office:value-type="float" office:value="0.984899767286723">
                <text:p>0.984899767286723</text:p>
              </table:table-cell>
              <table:table-cell office:value-type="float" office:value="0.000347379132044012">
                <text:p>0.000347379132044012</text:p>
              </table:table-cell>
              <table:table-cell office:value-type="float" office:value="0.000544124835148642">
                <text:p>0.000544124835148642</text:p>
              </table:table-cell>
            </table:table-row>
            <table:table-row>
              <table:table-cell office:value-type="string">
                <text:p>ALUT/Register Pairs</text:p>
              </table:table-cell>
              <table:table-cell office:value-type="float" office:value="1">
                <text:p>1</text:p>
              </table:table-cell>
              <table:table-cell office:value-type="float" office:value="0.0000158206570319441">
                <text:p>0.0000158206570319441</text:p>
              </table:table-cell>
              <table:table-cell office:value-type="float" office:value="0.0000138430749028432">
                <text:p>0.0000138430749028432</text:p>
              </table:table-cell>
              <table:table-cell office:value-type="float" office:value="0.980932153112319">
                <text:p>0.980932153112319</text:p>
              </table:table-cell>
              <table:table-cell office:value-type="float" office:value="0.0000158206570319441">
                <text:p>0.0000158206570319441</text:p>
              </table:table-cell>
              <table:table-cell office:value-type="float" office:value="0.0000138430749028432">
                <text:p>0.0000138430749028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